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hw2.pde */</text:p>
      <text:p text:style-name="P3">/* 02/2011 RBH */</text:p>
      <text:p text:style-name="P3">/* Arduino 22 */</text:p>
      <text:p text:style-name="P3">/* Uses downloaded libraries 'Bounce', 'MemoryFree', 'OneWire', 'glcd' */</text:p>
      <text:p text:style-name="P3">/* CPU is AT90USB1286 <text:s/>Teensy++ 2.0 - Used as configured from pjrc.com*/</text:p>
      <text:p text:style-name="P3">/* 128k program flash - 8k SRAM - 4k EEPROM */</text:p>
      <text:p text:style-name="P3">/* 16MHz external clock */</text:p>
      <text:p text:style-name="P3">/* 4/1/2011 - GLCD.print(float, prec) does not work */</text:p>
      <text:p text:style-name="P3"/>
      <text:p text:style-name="P3">/* Solar hot water controller */</text:p>
      <text:p text:style-name="P3"/>
      <text:p text:style-name="P3">#include &lt;SPI.h&gt;</text:p>
      <text:p text:style-name="P3">#include &lt;OneWire.h&gt;</text:p>
      <text:p text:style-name="P3">#include &lt;EEPROM.h&gt;</text:p>
      <text:p text:style-name="P3">#include &lt;Bounce.h&gt;</text:p>
      <text:p text:style-name="P3">#include &lt;glcd.h&gt;</text:p>
      <text:p text:style-name="P3">#include "fonts/allFonts.h"</text:p>
      <text:p text:style-name="P3">#include &lt;glcd_Config.h&gt;</text:p>
      <text:p text:style-name="P3">#include "HotWater.h"</text:p>
      <text:p text:style-name="P3">#include "MemoryFree.h"</text:p>
      <text:p text:style-name="P3">#include &lt;Ethernet.h&gt;</text:p>
      <text:p text:style-name="P3">#include &lt;avr/eeprom.h&gt;</text:p>
      <text:p text:style-name="P3">#include &lt;Udp.h&gt;</text:p>
      <text:p text:style-name="P3"/>
      <text:p text:style-name="P3">//#define TESTMODE</text:p>
      <text:p text:style-name="P3"/>
      <text:p text:style-name="P3">/* Menu is the data struct that holds the configurable parameters. */</text:p>
      <text:p text:style-name="P3">/* Loaded into EEPROM for permanent storage. These numbers are all BYTES */</text:p>
      <text:p text:style-name="P3">/* (max 255 and min 0). */</text:p>
      <text:p text:style-name="P3">/* desc,min,max,act*/</text:p>
      <text:p text:style-name="P3">struct menu EEMEM Menu = </text:p>
      <text:p text:style-name="P3">{</text:p>
      <text:p text:style-name="P3"><text:s text:c="4"/>{"Wtr1Hs2Gg3 ", 1, 3, 1}, <text:s text:c="4"/>/* 0 Heat Water (1), House (2), Garage (3) */</text:p>
      <text:p text:style-name="P3"><text:s text:c="4"/>{"Freeze <text:s text:c="4"/>", 0, 50, 37}, <text:s text:c="2"/>/* 1 Degrees below freezing before pump on */</text:p>
      <text:p text:style-name="P3"><text:s text:c="4"/>{"UseTank1 <text:s text:c="2"/>", 0, 1, 1}, <text:s text:c="4"/>/* 2 use 1 or don't use 0 this tank */</text:p>
      <text:p text:style-name="P3"><text:s text:c="4"/>{"UseTank2 <text:s text:c="2"/>", 0, 1, 1}, <text:s text:c="4"/>/* 3 use 1 or don't use 0 this tank */</text:p>
      <text:p text:style-name="P3"><text:s text:c="4"/>{"MaxTankTemp", 120, 180, 165},/*4 <text:s/>max tank temp - applies to both tanks */</text:p>
      <text:p text:style-name="P3"><text:s text:c="4"/>{"TempDiffMax", 10, 24, 18}, <text:s/>/* 5 turn on temp diff between collectr &amp; tnk */</text:p>
      <text:p text:style-name="P3"><text:s text:c="4"/>{"TempDiffMin", 3, 10, 5}, <text:s text:c="3"/>/* 6 min temp diff between collector and tank */</text:p>
      <text:p text:style-name="P3"><text:s text:c="4"/>{"HeatEnable ", 0, 2, 2}, <text:s text:c="4"/>/* 7 1-house heat on. 0-house heat off. */</text:p>
      <text:p text:style-name="P3"><text:s text:c="34"/>/* <text:s text:c="2"/>2-auto - input from house thermostat */</text:p>
      <text:p text:style-name="P3"><text:s text:c="4"/>{"DumpTimeHr ", 0, 23, 16}, <text:s text:c="2"/>/* 8 hour when to dump collector to dump */</text:p>
      <text:p text:style-name="P3"><text:s text:c="34"/>/* <text:s text:c="2"/>device - house or garage */</text:p>
      <text:p text:style-name="P3"><text:s text:c="4"/>{"DumpTimeMin", 0, 59, 15}, <text:s text:c="2"/>/* minute for dump time */</text:p>
      <text:p text:style-name="P3"><text:s text:c="4"/>{"ZoneOffTime", 0, 30, 20}, <text:s text:c="2"/>/* time in minutes to keep a zone valve */</text:p>
      <text:p text:style-name="P3"><text:s text:c="34"/>/* open after the pump turns off */</text:p>
      <text:p text:style-name="P3"><text:s text:c="4"/>{"SensorErrTh", 0, 254, 10}, <text:s/>/* sensor error cnt threshold before */</text:p>
      <text:p text:style-name="P3"><text:s text:c="34"/>/* sounding the buzzer - 0 is off */</text:p>
      <text:p text:style-name="P3"><text:s text:c="4"/>{"EndSwtchSec", 10, 60, 35}, <text:s/>/* number of seconds to wait for the zone */</text:p>
      <text:p text:style-name="P3"><text:s text:c="34"/>/* valve end switch to close before alarm */</text:p>
      <text:p text:style-name="P3"><text:s text:c="4"/>{"BeepEnable <text:s text:c="2"/>", 0, 1, 1}, <text:s text:c="2"/>/* Beep on or off */</text:p>
      <text:p text:style-name="P3"><text:s text:c="4"/>{"NTPTimeFlag <text:s/>", 0, 1, 1}, <text:s text:c="2"/>/* 1=get unixtime from NTP server; 0=no */</text:p>
      <text:p text:style-name="P3"><text:s text:c="4"/>{"IPport <text:s text:c="6"/>", 1, 255, 6}, /* port to listen on for connections. */</text:p>
      <text:p text:style-name="P3"><text:soft-page-break/><text:s text:c="4"/>{"IPAddress1 <text:s text:c="2"/>", 0, 255, 192},</text:p>
      <text:p text:style-name="P3"><text:s text:c="4"/>{"IPAddress2 <text:s text:c="2"/>", 0, 255, 168},</text:p>
      <text:p text:style-name="P3"><text:s text:c="4"/>{"IPAddress3 <text:s text:c="2"/>", 0, 255, 5},</text:p>
      <text:p text:style-name="P3">#ifdef TESTMODE</text:p>
      <text:p text:style-name="P3"><text:s text:c="4"/>{"IPAddress4 <text:s text:c="2"/>", 0, 255, 33},</text:p>
      <text:p text:style-name="P3">#else</text:p>
      <text:p text:style-name="P3"><text:s text:c="4"/>{"IPAddress4 <text:s text:c="2"/>", 0, 255, 32},</text:p>
      <text:p text:style-name="P3">#endif</text:p>
      <text:p text:style-name="P3">#ifdef TESTMODE</text:p>
      <text:p text:style-name="P3"><text:s text:c="4"/>{"MACAddress1 <text:s/>", 0, 255, 255},</text:p>
      <text:p text:style-name="P3">#else</text:p>
      <text:p text:style-name="P3"><text:s text:c="4"/>{"MACAddress1 <text:s/>", 0, 255, 222},</text:p>
      <text:p text:style-name="P3">#endif</text:p>
      <text:p text:style-name="P3"><text:s text:c="4"/>{"MACAddress2 <text:s/>", 0, 255, 222},</text:p>
      <text:p text:style-name="P3"><text:s text:c="4"/>{"MACAddress3 <text:s/>", 0, 255, 222},</text:p>
      <text:p text:style-name="P3"><text:s text:c="4"/>{"MACAddress4 <text:s/>", 0, 255, 222},</text:p>
      <text:p text:style-name="P3"><text:s text:c="4"/>{"MACAddress5 <text:s/>", 0, 255, 222},</text:p>
      <text:p text:style-name="P3"><text:s text:c="4"/>{"MACAddress6 <text:s/>", 0, 255, 224},</text:p>
      <text:p text:style-name="P3"><text:s text:c="4"/>{"DftGateway1 <text:s/>", 0, 255, 192},</text:p>
      <text:p text:style-name="P3"><text:s text:c="4"/>{"DftGateway2 <text:s/>", 0, 255, 168},</text:p>
      <text:p text:style-name="P3"><text:s text:c="4"/>{"DftGateway3 <text:s/>", 0, 255, 5},</text:p>
      <text:p text:style-name="P3"><text:s text:c="4"/>{"DftGateway4 <text:s/>", 0, 255, 1},</text:p>
      <text:p text:style-name="P3"><text:s text:c="4"/>{"SubnetMask1 <text:s/>", 0, 255, 255},</text:p>
      <text:p text:style-name="P3"><text:s text:c="4"/>{"SubnetMask2 <text:s/>", 0, 255, 255},</text:p>
      <text:p text:style-name="P3"><text:s text:c="4"/>{"SubnetMask3 <text:s/>", 0, 255, 255},</text:p>
      <text:p text:style-name="P3"><text:s text:c="4"/>{"SubnetMask4 <text:s/>", 0, 255, 0},</text:p>
      <text:p text:style-name="P3"><text:s text:c="4"/>{"NTPIPAddress1", 0, 255, 96}, <text:s/>/* Bridgewater NJ */</text:p>
      <text:p text:style-name="P3"><text:s text:c="4"/>{"NTPIPAddress2", 0, 255, 47},</text:p>
      <text:p text:style-name="P3"><text:s text:c="4"/>{"NTPIPAddress3", 0, 255, 67},</text:p>
      <text:p text:style-name="P3"><text:s text:c="4"/>{"NTPIPAddress4", 0, 255, 105}</text:p>
      <text:p text:style-name="P3">};</text:p>
      <text:p text:style-name="P3"/>
      <text:p text:style-name="P3">/* desc, state, pin */</text:p>
      <text:p text:style-name="P3">struct stat CurrStatus = </text:p>
      <text:p text:style-name="P3">{</text:p>
      <text:p text:style-name="P3"><text:s text:c="4"/>{"Manual <text:s text:c="3"/>", 0, 0},</text:p>
      <text:p text:style-name="P3"><text:s text:c="4"/>{"Tank1 <text:s text:c="4"/>", 0, TANK1_PIN},</text:p>
      <text:p text:style-name="P3"><text:s text:c="4"/>{"Tank2 <text:s text:c="4"/>", 0, TANK2_PIN},</text:p>
      <text:p text:style-name="P3"><text:s text:c="4"/>{"House <text:s text:c="4"/>", 0, HOUSE_PIN},</text:p>
      <text:p text:style-name="P3"><text:s text:c="4"/>{"Garage <text:s text:c="3"/>", 0, GARAGE_PIN},</text:p>
      <text:p text:style-name="P3"><text:s text:c="4"/>{"Pump <text:s text:c="5"/>", 0, PUMP_PIN},</text:p>
      <text:p text:style-name="P3"><text:s text:c="4"/>{"PumpGarage", 0, PUMP_GARAGE_PIN},</text:p>
      <text:p text:style-name="P3"><text:s text:c="4"/>{"Stiebel <text:s text:c="2"/>", 0, STIEBEL_PIN}</text:p>
      <text:p text:style-name="P3">};</text:p>
      <text:p text:style-name="P3">struct stat PrevStatus;</text:p>
      <text:p text:style-name="P3"/>
      <text:p text:style-name="P3">/* If the order of screens changes in this array */</text:p>
      <text:p text:style-name="P3">/* then change ConfigParam() */</text:p>
      <text:p text:style-name="P3">struct screens Screens[NUM_SCREENS] = {</text:p>
      <text:p text:style-name="P3"><text:s text:c="4"/>{"MainScreen", MainScreen},</text:p>
      <text:p text:style-name="P3"><text:s text:c="4"/>{"Config Param", ConfigParam},</text:p>
      <text:p text:style-name="P3"><text:s text:c="4"/>{"Manual", Manual},</text:p>
      <text:p text:style-name="P3"><text:s text:c="4"/>{"SensorConfig1", SensorConfig1},</text:p>
      <text:p text:style-name="P3"><text:soft-page-break/><text:s text:c="4"/>{"SensorConfig2", SensorConfig2},</text:p>
      <text:p text:style-name="P3"><text:s text:c="4"/>{"FreeRAMBytes", FreeRAM}</text:p>
      <text:p text:style-name="P3">};</text:p>
      <text:p text:style-name="P3"/>
      <text:p text:style-name="P3">/* Temp sensor data structures */</text:p>
      <text:p text:style-name="P3">/* SensorsEE is the sensor data that does not change. It's loaded into */</text:p>
      <text:p text:style-name="P3">/* EEPROM using avrdude after Arduino uploads the program into flash memory. */</text:p>
      <text:p text:style-name="P3"/>
      <text:p text:style-name="P3">#ifdef TESTMODE</text:p>
      <text:p text:style-name="P3">struct sensorsEE EEMEM SensorsEE =</text:p>
      <text:p text:style-name="P3">{</text:p>
      <text:p text:style-name="P3"><text:s text:c="4"/>{0x28,0x9B,0xBB,0xBA,0x02,0x00,0x00,0xAD, "Collector"},</text:p>
      <text:p text:style-name="P3"><text:s text:c="4"/>{0x28,0x17,0x82,0x5E,0x02,0x00,0x00,0x0A, "T1Top <text:s text:c="3"/>"},</text:p>
      <text:p text:style-name="P3"><text:s text:c="4"/>{0x28,0xCF,0xC7,0x5E,0x02,0x00,0x00,0x54, "T1Bot <text:s text:c="3"/>"},</text:p>
      <text:p text:style-name="P3"><text:s text:c="4"/>{0x28,0x7A,0xA4,0x5E,0x02,0x00,0x00,0xE7, "T2Top <text:s text:c="3"/>"},</text:p>
      <text:p text:style-name="P3"><text:s text:c="4"/>{0x28,0x9D,0x9A,0x5E,0x02,0x00,0x00,0x6D, "T2Bot <text:s text:c="3"/>"},</text:p>
      <text:p text:style-name="P3"><text:s text:c="4"/>{0x28,0x83,0x9E,0x5E,0x02,0x00,0x00,0x3A, "Ambient <text:s/>"}</text:p>
      <text:p text:style-name="P3">}; /* the sensors on the bench */</text:p>
      <text:p text:style-name="P3">#else</text:p>
      <text:p text:style-name="P3">struct sensorsEE EEMEM SensorsEE =</text:p>
      <text:p text:style-name="P3">{</text:p>
      <text:p text:style-name="P3"><text:s text:c="4"/>{0x28,0xD8,0xBD,0xBA,0x02,0x00,0x00,0x1D, "Collector"},</text:p>
      <text:p text:style-name="P3"><text:s text:c="4"/>{0x28,0x8D,0x67,0x9E,0x01,0x00,0x00,0xA1, "T1Top <text:s text:c="3"/>"},</text:p>
      <text:p text:style-name="P3"><text:s text:c="4"/>{0x28,0x7E,0x55,0x9E,0x01,0x00,0x00,0x8D, "T1Bot <text:s text:c="3"/>"},</text:p>
      <text:p text:style-name="P3"><text:s text:c="4"/>{0x28,0x56,0x4C,0x9E,0x01,0x00,0x00,0x15, "T2Top <text:s text:c="3"/>"},</text:p>
      <text:p text:style-name="P3"><text:s text:c="4"/>{0x28,0x7E,0x58,0x9E,0x01,0x00,0x00,0x61, "T2Bot <text:s text:c="3"/>"},</text:p>
      <text:p text:style-name="P3"><text:s text:c="4"/>{0x28,0x6C,0xB0,0xBA,0x02,0x00,0x00,0x2A, "Ambient <text:s/>"}</text:p>
      <text:p text:style-name="P3">};</text:p>
      <text:p text:style-name="P3">#endif</text:p>
      <text:p text:style-name="P3"/>
      <text:p text:style-name="P3">/* Temp Sensor temperature readings */</text:p>
      <text:p text:style-name="P3">struct TempSensor TSdata[NUM_DS18B20];</text:p>
      <text:p text:style-name="P3">struct hist_item History[NUM_HISTORY_RECS];</text:p>
      <text:p text:style-name="P3">struct message Msg[NUM_MSG];</text:p>
      <text:p text:style-name="P3"/>
      <text:p text:style-name="P3">OneWire <text:s text:c="3"/>ds1(DSTEMP1_PIN);</text:p>
      <text:p text:style-name="P3">OneWire <text:s text:c="3"/>ds2(DSTEMP2_PIN);</text:p>
      <text:p text:style-name="P3">boolean <text:s text:c="3"/>ReadTempFlag = false;</text:p>
      <text:p text:style-name="P3">boolean <text:s text:c="3"/>BuzzerState = false;</text:p>
      <text:p text:style-name="P3">boolean <text:s text:c="3"/>BeepState = false;</text:p>
      <text:p text:style-name="P3"/>
      <text:p text:style-name="P3">boolean <text:s text:c="3"/>ZoneValveEndSwitch = false;</text:p>
      <text:p text:style-name="P3">byte <text:s text:c="6"/>ZoneValveEndSwitchTimer = 0;</text:p>
      <text:p text:style-name="P3">int <text:s text:c="7"/>ZoneTimerCnt = 0;</text:p>
      <text:p text:style-name="P3">boolean <text:s text:c="3"/>CollectorTooHotFlag = false;</text:p>
      <text:p text:style-name="P3">byte <text:s text:c="6"/>CollectorTooHotTimer = 0;</text:p>
      <text:p text:style-name="P3">boolean <text:s text:c="3"/>HeatEnabled = false;</text:p>
      <text:p text:style-name="P3">boolean <text:s text:c="3"/>DumpFlag = false;</text:p>
      <text:p text:style-name="P3"/>
      <text:p text:style-name="P3">/* TurnOnTemp used in temp display func and Calc() */</text:p>
      <text:p text:style-name="P3">float <text:s/>TurnOnTemp;</text:p>
      <text:p text:style-name="P3"/>
      <text:p text:style-name="P3">/* The active zone valve pin. Global so calc and the screen func can get it */</text:p>
      <text:p text:style-name="P3"><text:soft-page-break/>byte ActiveZonePin;</text:p>
      <text:p text:style-name="P3"/>
      <text:p text:style-name="P3">byte <text:s text:c="4"/>BackLightTimer = 0;</text:p>
      <text:p text:style-name="P3">boolean <text:s/>BallTimerFlag = false;</text:p>
      <text:p text:style-name="P3"/>
      <text:p text:style-name="P3">time_t UnixTime = 0UL;</text:p>
      <text:p text:style-name="P3">struct mytime hwtime;</text:p>
      <text:p text:style-name="P3">boolean UnixTimeIsGood = false;</text:p>
      <text:p text:style-name="P3">boolean NTPRequestPending = false;</text:p>
      <text:p text:style-name="P3"/>
      <text:p text:style-name="P3">byte <text:s text:c="2"/>CurScreenIdx = 0, MenuTimerCnt = 0;</text:p>
      <text:p text:style-name="P3"/>
      <text:p text:style-name="P3">Bounce dbBackSwitch = Bounce(BACKBUTTONPIN, 40);</text:p>
      <text:p text:style-name="P3">Bounce dbUpSwitch = Bounce(UPBUTTONPIN, 40);</text:p>
      <text:p text:style-name="P3">Bounce dbDnSwitch = Bounce(DNBUTTONPIN, 40);</text:p>
      <text:p text:style-name="P3">Bounce dbSaveSwitch = Bounce(SAVEBUTTONPIN, 40);</text:p>
      <text:p text:style-name="P3">//Bounce dbHeatEnabled = Bounce(HeatEnabledPin, 30);</text:p>
      <text:p text:style-name="P3">Bounce dbZoneValveEndSwitch = Bounce(ZoneValveEndSwitchPin, 30);</text:p>
      <text:p text:style-name="P3"/>
      <text:p text:style-name="P3">Server server((int)GetEEact(IP_PORT_LOC));</text:p>
      <text:p text:style-name="P3"/>
      <text:p text:style-name="P3">void setup()</text:p>
      <text:p text:style-name="P3">{</text:p>
      <text:p text:style-name="P3"><text:s text:c="4"/>byte sensorcnt, readingnum;</text:p>
      <text:p text:style-name="P3"/>
      <text:p text:style-name="P3"><text:s text:c="4"/>pinMode(WIZRESET_PIN, OUTPUT);</text:p>
      <text:p text:style-name="P3"><text:s text:c="4"/>pinMode(BACKLIGHT_PIN, OUTPUT);</text:p>
      <text:p text:style-name="P3"><text:s text:c="4"/>pinMode(BUZZER_PIN, OUTPUT);</text:p>
      <text:p text:style-name="P3"><text:s text:c="4"/>pinMode(PUMP_PIN, OUTPUT);</text:p>
      <text:p text:style-name="P3"><text:s text:c="4"/>pinMode(PUMP_GARAGE_PIN, OUTPUT);</text:p>
      <text:p text:style-name="P3"><text:s text:c="4"/>pinMode(TANK1_PIN, OUTPUT);</text:p>
      <text:p text:style-name="P3"><text:s text:c="4"/>pinMode(TANK2_PIN, OUTPUT);</text:p>
      <text:p text:style-name="P3"><text:s text:c="4"/>pinMode(HOUSE_PIN, OUTPUT);</text:p>
      <text:p text:style-name="P3"><text:s text:c="4"/>pinMode(GARAGE_PIN, OUTPUT);</text:p>
      <text:p text:style-name="P3"><text:s text:c="4"/>pinMode(STIEBEL_PIN, OUTPUT);</text:p>
      <text:p text:style-name="P3"><text:s text:c="4"/>pinMode(LED_PIN, OUTPUT);</text:p>
      <text:p text:style-name="P3"/>
      <text:p text:style-name="P3"><text:s text:c="4"/>pinMode(UPBUTTONPIN, INPUT);</text:p>
      <text:p text:style-name="P3"><text:s text:c="4"/>digitalWrite(UPBUTTONPIN, HIGH);</text:p>
      <text:p text:style-name="P3"><text:s text:c="4"/>pinMode(DNBUTTONPIN, INPUT);</text:p>
      <text:p text:style-name="P3"><text:s text:c="4"/>digitalWrite(DNBUTTONPIN, HIGH);</text:p>
      <text:p text:style-name="P3"><text:s text:c="4"/>pinMode(SAVEBUTTONPIN, INPUT);</text:p>
      <text:p text:style-name="P3"><text:s text:c="4"/>digitalWrite(SAVEBUTTONPIN, HIGH);</text:p>
      <text:p text:style-name="P3"><text:s text:c="4"/>pinMode(BACKBUTTONPIN, INPUT);</text:p>
      <text:p text:style-name="P3"><text:s text:c="4"/>digitalWrite(BACKBUTTONPIN, HIGH);</text:p>
      <text:p text:style-name="P3"/>
      <text:p text:style-name="P3"><text:s text:c="4"/>pinMode(HeatEnabledPin, INPUT);</text:p>
      <text:p text:style-name="P3"><text:s text:c="4"/>digitalWrite(HeatEnabledPin, HIGH);</text:p>
      <text:p text:style-name="P3"><text:s text:c="4"/>pinMode(ZoneValveEndSwitchPin, INPUT);</text:p>
      <text:p text:style-name="P3"><text:s text:c="4"/>digitalWrite(ZoneValveEndSwitchPin, HIGH);</text:p>
      <text:p text:style-name="P3"><text:s text:c="4"/></text:p>
      <text:p text:style-name="P3"><text:s text:c="4"/>StartWiznet();</text:p>
      <text:p text:style-name="P3"><text:s text:c="4"/>GLCD.Init();</text:p>
      <text:p text:style-name="P3"><text:soft-page-break/><text:s text:c="4"/>GLCD.ClearScreen(); </text:p>
      <text:p text:style-name="P3"><text:s text:c="4"/>GLCD.SelectFont(System5x7, BLACK);</text:p>
      <text:p text:style-name="P3"><text:s text:c="4"/>BackLight(BACKLIGHT_FULL);</text:p>
      <text:p text:style-name="P3"><text:s text:c="4"/>SetupForNewScreen();</text:p>
      <text:p text:style-name="P3"><text:s text:c="4"/></text:p>
      <text:p text:style-name="P3"><text:s text:c="4"/>memset(TSdata, 0, sizeof(TSdata));</text:p>
      <text:p text:style-name="P3"><text:s text:c="4"/>memset(History, 0, sizeof(History));</text:p>
      <text:p text:style-name="P3"><text:s text:c="4"/>memset(Msg, 0, sizeof(Msg));</text:p>
      <text:p text:style-name="P3"><text:s text:c="4"/>memset(&amp;PrevStatus, 0, sizeof(PrevStatus));</text:p>
      <text:p text:style-name="P3"/>
      <text:p text:style-name="P3"><text:s text:c="4"/>for(sensorcnt=0; sensorcnt &lt; NUM_DS18B20; sensorcnt++)</text:p>
      <text:p text:style-name="P3"><text:s text:c="8"/>for(readingnum=0; readingnum &lt; NUM_TEMP_READINGS; readingnum++)</text:p>
      <text:p text:style-name="P3"><text:s text:c="12"/>TSdata[sensorcnt].temp[readingnum] = 999;</text:p>
      <text:p text:style-name="P3"><text:s text:c="4"/>delay(500);</text:p>
      <text:p text:style-name="P3"><text:s text:c="4"/>if(GetEEact(NTP_TIME_FLAG_LOC))</text:p>
      <text:p text:style-name="P3"><text:s text:c="8"/>sendNTPpacket(); /* request NIST time */</text:p>
      <text:p text:style-name="P3">}</text:p>
      <text:p text:style-name="P3"/>
      <text:p text:style-name="P3">void loop()</text:p>
      <text:p text:style-name="P3">{</text:p>
      <text:p text:style-name="P3"><text:s text:c="4"/>static byte <text:s text:c="3"/>sensor_cnt = 0, level = 0, err_cnt;</text:p>
      <text:p text:style-name="P3"><text:s text:c="4"/>static boolean startflg = true;</text:p>
      <text:p text:style-name="P3"><text:s text:c="4"/>static boolean tempsgood = false;</text:p>
      <text:p text:style-name="P3"><text:s text:c="4"/>struct sensorEE ssEE;</text:p>
      <text:p text:style-name="P3"><text:s text:c="4"/>OneWire *dsptr;</text:p>
      <text:p text:style-name="P3"><text:s text:c="4"/>float temp;</text:p>
      <text:p text:style-name="P3"><text:s text:c="4"/>byte ret;</text:p>
      <text:p text:style-name="P3"><text:s text:c="4"/></text:p>
      <text:p text:style-name="P3"><text:s text:c="4"/>if(!CheckEEPROM())</text:p>
      <text:p text:style-name="P3"><text:s text:c="8"/>return;</text:p>
      <text:p text:style-name="P3"><text:s text:c="4"/>if(ReadTempFlag) /* no need to do these things w/every loop */</text:p>
      <text:p text:style-name="P3"><text:s text:c="4"/>{</text:p>
      <text:p text:style-name="P3"><text:s text:c="8"/>dbZoneValveEndSwitch.update();</text:p>
      <text:p text:style-name="P3"><text:s text:c="8"/>ZoneValveEndSwitch = !dbZoneValveEndSwitch.read(); <text:s/>/* active low */</text:p>
      <text:p text:style-name="P3"><text:s text:c="8"/></text:p>
      <text:p text:style-name="P3"><text:s text:c="8"/>if(GetEEact(HEAT_ENABLED_LOC) == 2)</text:p>
      <text:p text:style-name="P3"><text:s text:c="8"/>{</text:p>
      <text:p text:style-name="P3"><text:s text:c="10"/>//dbHeatEnabled.update();</text:p>
      <text:p text:style-name="P3"><text:s text:c="10"/>//HeatEnabled = !dbHeatEnabled.read(); <text:s/>/* active low */</text:p>
      <text:p text:style-name="P3"><text:s text:c="10"/>if(analogRead(HeatEnabledPin) &lt; 512)</text:p>
      <text:p text:style-name="P3"><text:s text:c="14"/>HeatEnabled = true;</text:p>
      <text:p text:style-name="P3"><text:s text:c="10"/>else</text:p>
      <text:p text:style-name="P3"><text:s text:c="14"/>HeatEnabled = false;</text:p>
      <text:p text:style-name="P3"><text:s text:c="8"/>}</text:p>
      <text:p text:style-name="P3"><text:s text:c="8"/>else</text:p>
      <text:p text:style-name="P3"><text:s text:c="8"/>{</text:p>
      <text:p text:style-name="P3"><text:s text:c="12"/>if(GetEEact(HEAT_ENABLED_LOC) == 0)</text:p>
      <text:p text:style-name="P3"><text:s text:c="16"/>HeatEnabled = true;</text:p>
      <text:p text:style-name="P3"><text:s text:c="12"/>else</text:p>
      <text:p text:style-name="P3"><text:s text:c="16"/>HeatEnabled = false;</text:p>
      <text:p text:style-name="P3"><text:s text:c="8"/>}</text:p>
      <text:p text:style-name="P3"><text:s text:c="4"/>}</text:p>
      <text:p text:style-name="P3"/>
      <text:p text:style-name="P3"><text:soft-page-break/><text:s text:c="4"/>/* level 0 = new screen w/just heading */</text:p>
      <text:p text:style-name="P3"><text:s text:c="4"/>/* level 1 = heading + parameter name <text:s/>*/</text:p>
      <text:p text:style-name="P3"><text:s text:c="4"/>/* level 2 = heading + parameter + parameter options */</text:p>
      <text:p text:style-name="P3"><text:s text:c="4"/>/* level 3 = all of above plus save button pressed after level 2 */</text:p>
      <text:p text:style-name="P3"><text:s text:c="4"/>/* save button advances to new levels except level 3 = save */</text:p>
      <text:p text:style-name="P3"><text:s text:c="4"/>/* back button goes back levels */</text:p>
      <text:p text:style-name="P3"><text:s text:c="4"/>/* up and down buttons on level 0 inc and decrement the */</text:p>
      <text:p text:style-name="P3"><text:s text:c="4"/>/* thermostat temp setting */</text:p>
      <text:p text:style-name="P3"><text:s text:c="4"/>/* the back button on level 0 goes thru the screens */</text:p>
      <text:p text:style-name="P3"/>
      <text:p text:style-name="P3"><text:s text:c="4"/>if(dbUpSwitch.update())</text:p>
      <text:p text:style-name="P3"><text:s text:c="8"/>if(dbUpSwitch.read() == false) /* Active low. */</text:p>
      <text:p text:style-name="P3"><text:s text:c="8"/>{</text:p>
      <text:p text:style-name="P3"><text:s text:c="12"/>BackLight(BACKLIGHT_FULL);</text:p>
      <text:p text:style-name="P3"><text:s text:c="12"/>(*Screens[CurScreenIdx].ScreenFunc)(level, UPBUTTONPIN);</text:p>
      <text:p text:style-name="P3"><text:s text:c="8"/>}</text:p>
      <text:p text:style-name="P3"><text:s text:c="4"/>if(dbDnSwitch.update())</text:p>
      <text:p text:style-name="P3"><text:s text:c="8"/>if(dbDnSwitch.read() == false) /* Active low. */</text:p>
      <text:p text:style-name="P3"><text:s text:c="8"/>{</text:p>
      <text:p text:style-name="P3"><text:s text:c="12"/>BackLight(BACKLIGHT_FULL);</text:p>
      <text:p text:style-name="P3"><text:s text:c="12"/>(*Screens[CurScreenIdx].ScreenFunc)(level, DNBUTTONPIN);</text:p>
      <text:p text:style-name="P3"><text:s text:c="8"/>}</text:p>
      <text:p text:style-name="P3"><text:s text:c="4"/>if(dbBackSwitch.update())</text:p>
      <text:p text:style-name="P3"><text:s text:c="8"/>if(dbBackSwitch.read() == false)</text:p>
      <text:p text:style-name="P3"><text:s text:c="8"/>{</text:p>
      <text:p text:style-name="P3"><text:s text:c="12"/>BackLight(BACKLIGHT_FULL);</text:p>
      <text:p text:style-name="P3"><text:s text:c="12"/>if(level == 0)</text:p>
      <text:p text:style-name="P3"><text:s text:c="12"/>{</text:p>
      <text:p text:style-name="P3"><text:s text:c="16"/>if(++CurScreenIdx == NUM_SCREENS)</text:p>
      <text:p text:style-name="P3"><text:s text:c="20"/>CurScreenIdx = 0;</text:p>
      <text:p text:style-name="P3"><text:s text:c="16"/>SetupForNewScreen();</text:p>
      <text:p text:style-name="P3"><text:s text:c="12"/>}</text:p>
      <text:p text:style-name="P3"><text:s text:c="12"/>else</text:p>
      <text:p text:style-name="P3"><text:s text:c="12"/>{</text:p>
      <text:p text:style-name="P3"><text:s text:c="16"/>if(level &gt; 0)</text:p>
      <text:p text:style-name="P3"><text:s text:c="20"/>level--;</text:p>
      <text:p text:style-name="P3"><text:s text:c="16"/>if(level == 0)</text:p>
      <text:p text:style-name="P3"><text:s text:c="16"/>{</text:p>
      <text:p text:style-name="P3"><text:s text:c="20"/>CurScreenIdx = 0;</text:p>
      <text:p text:style-name="P3"><text:s text:c="20"/>SetupForNewScreen();</text:p>
      <text:p text:style-name="P3"><text:s text:c="16"/>}</text:p>
      <text:p text:style-name="P3"><text:s text:c="16"/>(*Screens[CurScreenIdx].ScreenFunc)(level, BACKBUTTONPIN);</text:p>
      <text:p text:style-name="P3"><text:s text:c="12"/>}</text:p>
      <text:p text:style-name="P3"><text:s text:c="8"/>}</text:p>
      <text:p text:style-name="P3"><text:s text:c="4"/>if(dbSaveSwitch.update())</text:p>
      <text:p text:style-name="P3"><text:s text:c="8"/>if(dbSaveSwitch.read() == false) /* Active low. */</text:p>
      <text:p text:style-name="P3"><text:s text:c="8"/>{ <text:s text:c="2"/>/* special level = 3 for SAVE when prev level is 2 */</text:p>
      <text:p text:style-name="P3"><text:s text:c="12"/>BackLight(BACKLIGHT_FULL);</text:p>
      <text:p text:style-name="P3"><text:s text:c="12"/>if(level &lt; 3)</text:p>
      <text:p text:style-name="P3"><text:s text:c="16"/>level++;</text:p>
      <text:p text:style-name="P3"><text:s text:c="12"/>(*Screens[CurScreenIdx].ScreenFunc)(level, SAVEBUTTONPIN);</text:p>
      <text:p text:style-name="P3"><text:s text:c="12"/>if(level == 3)</text:p>
      <text:p text:style-name="P3"><text:s text:c="16"/>level = 2;</text:p>
      <text:p text:style-name="P3"><text:soft-page-break/><text:s text:c="8"/>}</text:p>
      <text:p text:style-name="P3"/>
      <text:p text:style-name="P3"><text:s text:c="4"/>/* ReadTempFlag is true once every 200ms. Startflag is true when a temp */</text:p>
      <text:p text:style-name="P3"><text:s text:c="4"/>/* conversion can be done on the next sensor. You need to start a temp */</text:p>
      <text:p text:style-name="P3"><text:s text:c="4"/>/* conversion and wait about 750ms for the conversion to finish in the */</text:p>
      <text:p text:style-name="P3"><text:s text:c="4"/>/* sensor. startflag is true when the data is read from a sensor. */</text:p>
      <text:p text:style-name="P3"><text:s text:c="4"/>/* The next sensor is selected and command sent to start the conversion */</text:p>
      <text:p text:style-name="P3"><text:s text:c="4"/>if(ReadTempFlag || startflg)</text:p>
      <text:p text:style-name="P3"><text:s text:c="4"/>{</text:p>
      <text:p text:style-name="P3"><text:s text:c="8"/>GetEEsensor(sensor_cnt, &amp;ssEE);</text:p>
      <text:p text:style-name="P3"><text:s text:c="8"/>if(sensor_cnt == COLLECTOR_LOC)</text:p>
      <text:p text:style-name="P3"><text:s text:c="12"/>dsptr = &amp;ds1;</text:p>
      <text:p text:style-name="P3"><text:s text:c="8"/>else</text:p>
      <text:p text:style-name="P3"><text:s text:c="12"/>dsptr = &amp;ds2;</text:p>
      <text:p text:style-name="P3"><text:s text:c="8"/>if(startflg)</text:p>
      <text:p text:style-name="P3"><text:s text:c="8"/>{</text:p>
      <text:p text:style-name="P3"><text:s text:c="12"/>StartTemp(dsptr, ssEE.addr);</text:p>
      <text:p text:style-name="P3"><text:s text:c="12"/>err_cnt = 0;</text:p>
      <text:p text:style-name="P3"><text:s text:c="12"/>startflg = false;</text:p>
      <text:p text:style-name="P3"><text:s text:c="8"/>}</text:p>
      <text:p text:style-name="P3"><text:s text:c="8"/>else</text:p>
      <text:p text:style-name="P3"><text:s text:c="8"/>{</text:p>
      <text:p text:style-name="P3"><text:s text:c="12"/>/* GetTemp returns 0 if sensor not ready yet */</text:p>
      <text:p text:style-name="P3"><text:s text:c="12"/>/* 1 if a failure or 2 if OK */</text:p>
      <text:p text:style-name="P3"><text:s text:c="12"/>temp = 0.0;</text:p>
      <text:p text:style-name="P3"><text:s text:c="12"/>ret = GetTemp(dsptr, ssEE.addr, &amp;temp);</text:p>
      <text:p text:style-name="P3"><text:s text:c="12"/>if(ret == 2) /* OK */</text:p>
      <text:p text:style-name="P3"><text:s text:c="12"/>{</text:p>
      <text:p text:style-name="P3"><text:tab/><text:tab/>byte readingcnt, totcnt=0;</text:p>
      <text:p text:style-name="P3"><text:s text:c="16"/>float tot;</text:p>
      <text:p text:style-name="P3"/>
      <text:p text:style-name="P3"><text:s text:c="16"/>for(readingcnt=0; readingcnt&lt;NUM_TEMP_READINGS-1; readingcnt++)</text:p>
      <text:p text:style-name="P3"><text:s text:c="16"/>{</text:p>
      <text:p text:style-name="P3"><text:s text:c="20"/>if(TSdata[sensor_cnt].temp[readingcnt] != 999)</text:p>
      <text:p text:style-name="P3"><text:s text:c="20"/>{</text:p>
      <text:p text:style-name="P3"><text:s text:c="24"/>tot += TSdata[sensor_cnt].temp[readingcnt];</text:p>
      <text:p text:style-name="P3"><text:s text:c="24"/>totcnt++;</text:p>
      <text:p text:style-name="P3"><text:s text:c="20"/>}</text:p>
      <text:p text:style-name="P3"><text:s text:c="20"/>TSdata[sensor_cnt].temp[readingcnt] = </text:p>
      <text:p text:style-name="P3"><text:s text:c="24"/>TSdata[sensor_cnt].temp[readingcnt+1];</text:p>
      <text:p text:style-name="P3"><text:s text:c="16"/>}</text:p>
      <text:p text:style-name="P3"><text:s text:c="16"/>tot += temp;</text:p>
      <text:p text:style-name="P3"><text:s text:c="16"/>totcnt++;</text:p>
      <text:p text:style-name="P3"><text:s text:c="16"/>TSdata[sensor_cnt].temp[NUM_TEMP_READINGS-1] = temp;</text:p>
      <text:p text:style-name="P3"><text:s text:c="16"/>TSdata[sensor_cnt].avgtemp = tot/totcnt;</text:p>
      <text:p text:style-name="P3"/>
      <text:p text:style-name="P3"><text:s text:c="16"/>startflg = true;</text:p>
      <text:p text:style-name="P3"><text:s text:c="16"/>if(++sensor_cnt &gt;= NUM_DS18B20)</text:p>
      <text:p text:style-name="P3"><text:s text:c="16"/>{</text:p>
      <text:p text:style-name="P3"><text:s text:c="20"/>sensor_cnt = 0;</text:p>
      <text:p text:style-name="P3"><text:s text:c="20"/>tempsgood = true;</text:p>
      <text:p text:style-name="P3"><text:s text:c="16"/>}</text:p>
      <text:p text:style-name="P3"><text:s text:c="12"/>}</text:p>
      <text:p text:style-name="P3"><text:soft-page-break/><text:s text:c="12"/>/* sensor not done with temp A2D conversion yet(0) or failure (1) */</text:p>
      <text:p text:style-name="P3"><text:s text:c="12"/>if(ret == 0 || ret == 1)</text:p>
      <text:p text:style-name="P3"><text:s text:c="16"/>err_cnt++;</text:p>
      <text:p text:style-name="P3"><text:s text:c="12"/>/* If it takes too long for the temp conversion or too many failures */</text:p>
      <text:p text:style-name="P3"><text:s text:c="12"/>if(err_cnt &gt;= 10) /* forget this sensor and move on */</text:p>
      <text:p text:style-name="P3"><text:s text:c="12"/>{</text:p>
      <text:p text:style-name="P3"><text:s text:c="16"/>if(++TSdata[sensor_cnt].failcnt == 255)</text:p>
      <text:p text:style-name="P3"><text:s text:c="20"/>TSdata[sensor_cnt].failcnt = 1;</text:p>
      <text:p text:style-name="P3"><text:s text:c="16"/>if(TSdata[sensor_cnt].failcnt &gt; GetEEact(SENSOR_ERR_TH_LOC) &amp;&amp; GetEEact(SENSOR_ERR_TH_LOC) &gt; 0)</text:p>
      <text:p text:style-name="P3"><text:s text:c="16"/>{</text:p>
      <text:p text:style-name="P3"><text:s text:c="20"/>BuzzerState = true;</text:p>
      <text:p text:style-name="P3"><text:s text:c="20"/>AddMsg("SensorFail", ssEE.location);</text:p>
      <text:p text:style-name="P3"><text:s text:c="16"/>}</text:p>
      <text:p text:style-name="P3"><text:s text:c="16"/>startflg = true;</text:p>
      <text:p text:style-name="P3"><text:s text:c="16"/>if(++sensor_cnt &gt;= NUM_DS18B20)</text:p>
      <text:p text:style-name="P3"><text:s text:c="20"/>sensor_cnt = 0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/* When a temp is updated and the temp display screen is active */</text:p>
      <text:p text:style-name="P3"><text:s text:c="4"/>/* then update the display. */</text:p>
      <text:p text:style-name="P3"><text:s text:c="4"/>if(startflg)</text:p>
      <text:p text:style-name="P3"><text:s text:c="4"/>{</text:p>
      <text:p text:style-name="P3"><text:s text:c="8"/>(*Screens[0].ScreenFunc)(NULL, NULL);</text:p>
      <text:p text:style-name="P3"><text:s text:c="8"/>if(MenuTimerCnt == 0)</text:p>
      <text:p text:style-name="P3"><text:s text:c="12"/>level = 0; /* Need this here in case the menu times out */</text:p>
      <text:p text:style-name="P3"><text:s text:c="4"/>}</text:p>
      <text:p text:style-name="P3"><text:s/></text:p>
      <text:p text:style-name="P3"><text:s text:c="4"/>/* startflg is true after a temp reading. */</text:p>
      <text:p text:style-name="P3"><text:s text:c="4"/>if((tempsgood &amp;&amp; startflg) || CurrStatus.Manual.state == 1)</text:p>
      <text:p text:style-name="P3"><text:s text:c="4"/>{</text:p>
      <text:p text:style-name="P3"><text:s text:c="8"/>CheckTooHot();</text:p>
      <text:p text:style-name="P3"><text:s text:c="8"/>if(!CollectorTooHotFlag &amp;&amp; CurrStatus.Manual.state == 0)</text:p>
      <text:p text:style-name="P3"><text:s text:c="12"/>CalcHotWater();</text:p>
      <text:p text:style-name="P3"><text:s text:c="8"/>UpdateOutputs();</text:p>
      <text:p text:style-name="P3"><text:s text:c="4"/>}</text:p>
      <text:p text:style-name="P3"><text:s text:c="4"/>if(GetEEact(NTP_TIME_FLAG_LOC))</text:p>
      <text:p text:style-name="P3"><text:s text:c="4"/>{</text:p>
      <text:p text:style-name="P3"><text:s text:c="8"/>time_t ret;</text:p>
      <text:p text:style-name="P3"><text:s text:c="8"/>ret = ntp_get();</text:p>
      <text:p text:style-name="P3"><text:s text:c="8"/>if(ret &gt; 0)</text:p>
      <text:p text:style-name="P3"><text:s text:c="8"/>{</text:p>
      <text:p text:style-name="P3"><text:s text:c="12"/>char t[MSG_LENGTH];</text:p>
      <text:p text:style-name="P3"><text:s text:c="12"/>UnixTime = ret;</text:p>
      <text:p text:style-name="P3"><text:s text:c="12"/>ltoa(ret, t, 10);</text:p>
      <text:p text:style-name="P3"><text:s text:c="12"/>AddMsg("Set Time", t);</text:p>
      <text:p text:style-name="P3"><text:s text:c="12"/>UnixTimeIsGood = true;</text:p>
      <text:p text:style-name="P3"><text:s text:c="8"/>}</text:p>
      <text:p text:style-name="P3"><text:s text:c="4"/>}</text:p>
      <text:p text:style-name="P3"><text:s text:c="4"/>ProcessServerRequest();</text:p>
      <text:p text:style-name="P3"><text:s text:c="4"/>OneSecTimer();</text:p>
      <text:p text:style-name="P3"><text:soft-page-break/><text:s text:c="4"/>if(BallTimerFlag &amp;&amp; tempsgood)</text:p>
      <text:p text:style-name="P3"><text:s text:c="8"/>MoveBall();</text:p>
      <text:p text:style-name="P3">}</text:p>
      <text:p text:style-name="P3"/>
      <text:p text:style-name="P3">/* Write the state of the outputs to the pins. If anything in the CurrStatus */</text:p>
      <text:p text:style-name="P3">/* struct changes then make a history record and beep. */</text:p>
      <text:p text:style-name="P3">void UpdateOutputs()</text:p>
      <text:p text:style-name="P3">{</text:p>
      <text:p text:style-name="P3"><text:s text:c="4"/>byte offset, num_items;</text:p>
      <text:p text:style-name="P3"><text:s text:c="4"/>struct output *outptr, *prevptr;</text:p>
      <text:p text:style-name="P3"/>
      <text:p text:style-name="P3"><text:s text:c="4"/>num_items = sizeof(struct stat)/sizeof(struct output);</text:p>
      <text:p text:style-name="P3"><text:s text:c="4"/>/* Skip over manual mode which is offset 0 */</text:p>
      <text:p text:style-name="P3"><text:s text:c="4"/>for(offset = 1; offset &lt; num_items; offset++)</text:p>
      <text:p text:style-name="P3"><text:s text:c="4"/>{</text:p>
      <text:p text:style-name="P3"><text:s text:c="8"/>outptr = (struct output *)&amp;CurrStatus + offset;</text:p>
      <text:p text:style-name="P3"><text:s text:c="8"/>digitalWrite(outptr-&gt;pin, outptr-&gt;state);</text:p>
      <text:p text:style-name="P3"><text:s text:c="4"/>}</text:p>
      <text:p text:style-name="P3"/>
      <text:p text:style-name="P3"><text:s text:c="4"/>if(memcmp(&amp;PrevStatus, &amp;CurrStatus, sizeof(struct stat)) != 0)</text:p>
      <text:p text:style-name="P3"><text:s text:c="4"/>{</text:p>
      <text:p text:style-name="P3"><text:s text:c="8"/>SaveHistory();</text:p>
      <text:p text:style-name="P3"><text:s text:c="8"/>memcpy(&amp;PrevStatus, &amp;CurrStatus, sizeof(struct stat));</text:p>
      <text:p text:style-name="P3"><text:s text:c="8"/>BeepState = true;</text:p>
      <text:p text:style-name="P3"><text:s text:c="4"/>}</text:p>
      <text:p text:style-name="P3">}</text:p>
      <text:p text:style-name="P3"/>
      <text:p text:style-name="P3">/* OneSecTimer() */</text:p>
      <text:p text:style-name="P3">/* This is called every time in the loop() function */</text:p>
      <text:p text:style-name="P3">/* Sets and unsets flags for various timer variables and flags */</text:p>
      <text:p text:style-name="P3">void OneSecTimer()</text:p>
      <text:p text:style-name="P3">{</text:p>
      <text:p text:style-name="P3"><text:s text:c="4"/>static unsigned long <text:s text:c="3"/>readflg_millis = 0UL;</text:p>
      <text:p text:style-name="P3"><text:s text:c="4"/>static unsigned long <text:s text:c="3"/>sec_millis = 0UL;</text:p>
      <text:p text:style-name="P3"><text:s text:c="4"/>static unsigned long <text:s text:c="3"/>buzzer_millis = 0UL;</text:p>
      <text:p text:style-name="P3"><text:s text:c="4"/>static unsigned long <text:s text:c="3"/>beep_millis = 0UL;</text:p>
      <text:p text:style-name="P3"><text:s text:c="4"/>static unsigned long <text:s text:c="3"/>ball_millis = 0UL;</text:p>
      <text:p text:style-name="P3"><text:s text:c="4"/>static unsigned long <text:s text:c="3"/>msg_millis = 0UL;</text:p>
      <text:p text:style-name="P3"><text:s text:c="4"/>unsigned long <text:s text:c="3"/>cur_millis;</text:p>
      <text:p text:style-name="P3"><text:s text:c="4"/>static byte dutycycle = 0;</text:p>
      <text:p text:style-name="P3"/>
      <text:p text:style-name="P3"><text:s text:c="4"/>cur_millis = millis();</text:p>
      <text:p text:style-name="P3"><text:s text:c="4"/>if(cur_millis - readflg_millis &gt;= 200UL)</text:p>
      <text:p text:style-name="P3"><text:s text:c="4"/>{</text:p>
      <text:p text:style-name="P3"><text:s text:c="8"/>ReadTempFlag = true;</text:p>
      <text:p text:style-name="P3"><text:s text:c="8"/>readflg_millis = cur_millis;</text:p>
      <text:p text:style-name="P3"><text:s text:c="4"/>}</text:p>
      <text:p text:style-name="P3"><text:s text:c="4"/>else</text:p>
      <text:p text:style-name="P3"><text:s text:c="8"/>ReadTempFlag = false;</text:p>
      <text:p text:style-name="P3"><text:s text:c="8"/></text:p>
      <text:p text:style-name="P3"><text:s text:c="4"/>if(cur_millis - ball_millis &gt; 150UL)</text:p>
      <text:p text:style-name="P3"><text:s text:c="4"/>{</text:p>
      <text:p text:style-name="P3"><text:s text:c="8"/>BallTimerFlag = true;</text:p>
      <text:p text:style-name="P3"><text:soft-page-break/><text:s text:c="8"/>ball_millis = cur_millis;</text:p>
      <text:p text:style-name="P3"><text:s text:c="4"/>}</text:p>
      <text:p text:style-name="P3"><text:s text:c="8"/></text:p>
      <text:p text:style-name="P3"><text:s text:c="4"/>/* every second */</text:p>
      <text:p text:style-name="P3"><text:s text:c="4"/>if(cur_millis - sec_millis &gt;= 1000UL)</text:p>
      <text:p text:style-name="P3"><text:s text:c="4"/>{</text:p>
      <text:p text:style-name="P3"><text:s text:c="8"/>sec_millis = cur_millis;</text:p>
      <text:p text:style-name="P3"/>
      <text:p text:style-name="P3"><text:s text:c="8"/>if(MenuTimerCnt &gt; 0)</text:p>
      <text:p text:style-name="P3"><text:s text:c="12"/>MenuTimerCnt--;</text:p>
      <text:p text:style-name="P3"><text:s text:c="8"/>if(MenuTimerCnt == 1)</text:p>
      <text:p text:style-name="P3"><text:s text:c="8"/>{</text:p>
      <text:p text:style-name="P3"><text:s text:c="12"/>if(CurScreenIdx != 0)</text:p>
      <text:p text:style-name="P3"><text:s text:c="12"/>{</text:p>
      <text:p text:style-name="P3"><text:s text:c="16"/>CurScreenIdx = 0;</text:p>
      <text:p text:style-name="P3"><text:s text:c="16"/>SetupForNewScreen();</text:p>
      <text:p text:style-name="P3"><text:s text:c="12"/>}</text:p>
      <text:p text:style-name="P3"><text:s text:c="8"/>}</text:p>
      <text:p text:style-name="P3"><text:s text:c="8"/>/* Zone valve end switch should close in x minutes or failure */</text:p>
      <text:p text:style-name="P3"><text:s text:c="8"/>if(ZoneValveEndSwitchTimer &gt; 0)</text:p>
      <text:p text:style-name="P3"><text:s text:c="12"/>ZoneValveEndSwitchTimer--;</text:p>
      <text:p text:style-name="P3"/>
      <text:p text:style-name="P3"><text:s text:c="8"/>if(CollectorTooHotTimer &gt; 0)</text:p>
      <text:p text:style-name="P3"><text:s text:c="12"/>CollectorTooHotTimer--;</text:p>
      <text:p text:style-name="P3"/>
      <text:p text:style-name="P3"><text:s text:c="8"/>UnixTime++;</text:p>
      <text:p text:style-name="P3"><text:s text:c="8"/>SetTime(); /* fill the hwtime struct */</text:p>
      <text:p text:style-name="P3"><text:s text:c="8"/></text:p>
      <text:p text:style-name="P3"><text:s text:c="8"/>/* Every 12 hours get the NTP time */</text:p>
      <text:p text:style-name="P3"><text:s text:c="8"/>if(UnixTime % 43200 == 0 &amp;&amp; GetEEact(NTP_TIME_FLAG_LOC))</text:p>
      <text:p text:style-name="P3"><text:s text:c="12"/>sendNTPpacket(); /* request NIST time */</text:p>
      <text:p text:style-name="P3"><text:s text:c="12"/></text:p>
      <text:p text:style-name="P3"><text:s text:c="8"/>/* Every 5 minutes make a history record */</text:p>
      <text:p text:style-name="P3"><text:s text:c="8"/>if(UnixTime % 300 == 0)</text:p>
      <text:p text:style-name="P3"><text:s text:c="12"/>SaveHistory();</text:p>
      <text:p text:style-name="P3"/>
      <text:p text:style-name="P3"><text:s text:c="8"/>/* Every minute */</text:p>
      <text:p text:style-name="P3"><text:s text:c="8"/>if(UnixTime%60 == 0)</text:p>
      <text:p text:style-name="P3"><text:s text:c="8"/>{</text:p>
      <text:p text:style-name="P3"><text:s text:c="12"/>/* Turn zone off if not used for x minutes */</text:p>
      <text:p text:style-name="P3"><text:s text:c="12"/>if(ZoneTimerCnt &gt; 0)</text:p>
      <text:p text:style-name="P3"><text:s text:c="15"/>ZoneTimerCnt--;</text:p>
      <text:p text:style-name="P3"/>
      <text:p text:style-name="P3"><text:s text:c="12"/>if(BackLightTimer == 0)</text:p>
      <text:p text:style-name="P3"><text:s text:c="16"/>BackLight(BACKLIGHT_HALF);</text:p>
      <text:p text:style-name="P3"><text:s text:c="12"/>if(BackLightTimer &gt; 0)</text:p>
      <text:p text:style-name="P3"><text:s text:c="16"/>BackLightTimer--;</text:p>
      <text:p text:style-name="P3"><text:s text:c="8"/>}</text:p>
      <text:p text:style-name="P3"><text:s text:c="4"/>}</text:p>
      <text:p text:style-name="P3"/>
      <text:p text:style-name="P3"><text:s text:c="4"/>/* Now do the buzzer and beep */</text:p>
      <text:p text:style-name="P3"><text:s text:c="4"/>if(cur_millis - buzzer_millis &gt;= 500)</text:p>
      <text:p text:style-name="P3"><text:s text:c="4"/>{</text:p>
      <text:p text:style-name="P3"><text:soft-page-break/><text:s text:c="8"/>if(dutycycle == 0 &amp;&amp; BuzzerState)</text:p>
      <text:p text:style-name="P3"><text:s text:c="12"/>dutycycle = 125;</text:p>
      <text:p text:style-name="P3"><text:s text:c="8"/>else</text:p>
      <text:p text:style-name="P3"><text:s text:c="12"/>dutycycle = 0;</text:p>
      <text:p text:style-name="P3"><text:s text:c="8"/>buzzer_millis = cur_millis;</text:p>
      <text:p text:style-name="P3"><text:s text:c="4"/>}</text:p>
      <text:p text:style-name="P3"><text:s text:c="4"/>if(BeepState &amp;&amp; !BuzzerState &amp;&amp; dutycycle == 0 &amp;&amp; GetEEact(BEEP_ENABLE_LOC) == 1)</text:p>
      <text:p text:style-name="P3"><text:s text:c="4"/>{</text:p>
      <text:p text:style-name="P3"><text:s text:c="8"/>dutycycle = 100;</text:p>
      <text:p text:style-name="P3"><text:s text:c="8"/>beep_millis = cur_millis;</text:p>
      <text:p text:style-name="P3"><text:s text:c="4"/>}</text:p>
      <text:p text:style-name="P3"><text:s text:c="4"/>if(cur_millis - beep_millis &gt; 80ul &amp;&amp; BeepState)</text:p>
      <text:p text:style-name="P3"><text:s text:c="4"/>{</text:p>
      <text:p text:style-name="P3"><text:s text:c="8"/>dutycycle = 0;</text:p>
      <text:p text:style-name="P3"><text:s text:c="8"/>BeepState = false;</text:p>
      <text:p text:style-name="P3"><text:s text:c="4"/>}</text:p>
      <text:p text:style-name="P3"><text:s text:c="4"/>analogWrite(BUZZER_PIN, dutycycle);</text:p>
      <text:p text:style-name="P3">}</text:p>
      <text:p text:style-name="P3"/>
      <text:p text:style-name="P3">void SaveHistory()</text:p>
      <text:p text:style-name="P3">{</text:p>
      <text:p text:style-name="P3"><text:s text:c="4"/>byte x;</text:p>
      <text:p text:style-name="P3"/>
      <text:p text:style-name="P3"><text:s text:c="4"/>/* bump all recs to the front of the array */</text:p>
      <text:p text:style-name="P3"><text:s text:c="4"/>for(x=0; x&lt;NUM_HISTORY_RECS-1; x++)</text:p>
      <text:p text:style-name="P3"><text:s text:c="8"/>memcpy(&amp;History[x], &amp;History[x+1], sizeof(struct hist_item));</text:p>
      <text:p text:style-name="P3"/>
      <text:p text:style-name="P3"><text:s text:c="4"/>History[NUM_HISTORY_RECS-1].unixtime = UnixTime;</text:p>
      <text:p text:style-name="P3"><text:s text:c="4"/>memcpy(&amp;History[NUM_HISTORY_RECS-1].TS, &amp;TSdata, sizeof(TSdata));</text:p>
      <text:p text:style-name="P3"><text:s text:c="4"/>memcpy(&amp;History[NUM_HISTORY_RECS-1].CS, &amp;CurrStatus, sizeof(CurrStatus)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CalcHotWater.odt</text:file-name> <text:s/><text:date style:data-style-name="N37" text:date-value="2011-10-29T11:46:45.70">10/29/11</text:date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6:45.69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1" meta:paragraph-count="518" meta:word-count="2014" meta:character-count="17599"/>
  </office:meta>
</office:document-meta>
</file>